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Kartika" svg:font-family="Kartik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21cm" fo:margin-left="0cm" fo:margin-top="0cm" fo:margin-bottom="0cm" table:align="left" style:writing-mode="lr-tb"/>
    </style:style>
    <style:style style:name="Table1.A" style:family="table-column">
      <style:table-column-properties style:column-width="7.96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P1" style:family="paragraph" style:parent-style-name="Standard">
      <style:text-properties officeooo:rsid="00163160" officeooo:paragraph-rsid="00163160"/>
    </style:style>
    <style:style style:name="P2" style:family="paragraph" style:parent-style-name="Standard">
      <style:text-properties officeooo:paragraph-rsid="00163160"/>
    </style:style>
    <style:style style:name="P3" style:family="paragraph" style:parent-style-name="Standard">
      <style:text-properties style:font-name="Liberation Serif" fo:font-size="14pt" fo:font-weight="bold" style:font-size-asian="14pt" style:font-weight-asian="bold" style:font-size-complex="14pt" style:font-weight-complex="bold"/>
    </style:style>
    <style:style style:name="P4" style:family="paragraph" style:parent-style-name="Standard">
      <style:text-properties officeooo:rsid="0016f933" officeooo:paragraph-rsid="0016f933"/>
    </style:style>
    <style:style style:name="P5" style:family="paragraph" style:parent-style-name="Standard">
      <style:text-properties officeooo:paragraph-rsid="0016f933"/>
    </style:style>
    <style:style style:name="P6" style:family="paragraph" style:parent-style-name="Standard">
      <style:paragraph-properties fo:margin-top="0cm" fo:margin-bottom="0cm" loext:contextual-spacing="false" fo:line-height="100%"/>
    </style:style>
    <style:style style:name="P7" style:family="paragraph" style:parent-style-name="Heading_20_2" style:master-page-name="Standard">
      <style:paragraph-properties style:page-number="auto"/>
      <style:text-properties fo:font-size="14pt" style:font-size-asian="14pt" style:font-size-complex="14pt"/>
    </style:style>
    <style:style style:name="P8" style:family="paragraph" style:parent-style-name="Standard">
      <style:text-properties officeooo:rsid="00163160" officeooo:paragraph-rsid="00163160"/>
    </style:style>
    <style:style style:name="P9" style:family="paragraph" style:parent-style-name="Standard">
      <style:text-properties style:font-name="Liberation Serif" fo:font-size="14pt" fo:font-weight="bold" style:font-size-asian="14pt" style:font-weight-asian="bold" style:font-size-complex="14pt" style:font-weight-complex="bold"/>
    </style:style>
    <style:style style:name="P10" style:family="paragraph" style:parent-style-name="Standard">
      <style:text-properties officeooo:rsid="0017d0d3" officeooo:paragraph-rsid="0017d0d3"/>
    </style:style>
    <style:style style:name="P11" style:family="paragraph" style:parent-style-name="Standard">
      <style:text-properties style:font-name="Liberation Serif" fo:font-size="14pt" style:font-size-asian="14pt" style:font-size-complex="14pt"/>
    </style:style>
    <style:style style:name="P12" style:family="paragraph" style:parent-style-name="Standard">
      <style:text-properties officeooo:paragraph-rsid="0017d0d3"/>
    </style:style>
    <style:style style:name="P13" style:family="paragraph" style:parent-style-name="Standard">
      <style:text-properties officeooo:rsid="001966b6" officeooo:paragraph-rsid="001966b6"/>
    </style:style>
    <style:style style:name="T1" style:family="text">
      <style:text-properties fo:font-weight="bold" style:font-weight-asian="bold" style:font-weight-complex="bold"/>
    </style:style>
    <style:style style:name="T2" style:family="text">
      <style:text-properties style:font-name="Liberation Serif" fo:font-size="14pt" fo:font-weight="bold" style:font-size-asian="14pt" style:font-weight-asian="bold" style:font-size-complex="14pt" style:font-weight-complex="bold"/>
    </style:style>
    <style:style style:name="T3" style:family="text">
      <style:text-properties officeooo:rsid="0017d0d3"/>
    </style:style>
    <style:style style:name="T4" style:family="text">
      <style:text-properties style:text-underline-style="none"/>
    </style:style>
    <style:style style:name="T5" style:family="text">
      <style:text-properties style:text-underline-style="none" fo:background-color="#ffff00" loext:char-shading-value="0"/>
    </style:style>
    <style:style style:name="T6" style:family="text">
      <style:text-properties style:text-underline-style="none" fo:background-color="#ffff00" loext:char-shading-value="0"/>
    </style:style>
    <style:style style:name="T7" style:family="text">
      <style:text-properties style:text-underline-style="none" fo:background-color="transparent" loext:char-shading-value="0"/>
    </style:style>
    <style:style style:name="T8" style:family="text">
      <style:text-properties style:text-underline-style="none" fo:background-color="#000000" loext:char-shading-value="0"/>
    </style:style>
    <style:style style:name="T9" style:family="text">
      <style:text-properties style:font-name="Liberation Serif"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2"><text:bookmark text:name="question1"/>1. When To Use Python Lists And When To Use Tuples, Dictionaries Or Sets</text:h>
      <text:p text:style-name="Standard">Lists Versus Tuples :</text:p>
      <text:p text:style-name="Standard">Tuples are used to collect an immutable ordered list of elements. This means that:</text:p>
      <text:p text:style-name="Standard">You can’t add elements to a tuple. There’s no append() or extend() method for tuples, </text:p>
      <text:p text:style-name="Standard">You can’t remove elements from a tuple. Tuples have no remove() or pop() method, </text:p>
      <text:p text:style-name="Standard">You can find elements in a tuple since this doesn’t change the tuple. </text:p>
      <text:p text:style-name="Standard">You can also use the in operator to check if an element exists in the tuple. </text:p>
      <text:p text:style-name="Standard">So, if you’re defining a constant set of values and all you’re going to do with it is iterate through it, use a tuple instead of a list. It will be faster than working with lists and also safer, as the tuples contain “write-protect” data.</text:p>
      <text:p text:style-name="P1">Eg:</text:p>
      <text:p text:style-name="Standard"># list vs tuple<text:line-break/><text:line-break/>no_list = [1, 2, 3, 4]<text:line-break/>print(type(no_list))<text:line-break/># &lt;class 'list'&gt;<text:line-break/><text:line-break/>no_tuple = (1, 2, 3, 4)<text:line-break/>print(type(no_tuple))<text:line-break/># &lt;class 'tuple'&gt;<text:line-break/><text:line-break/>no_list.append(5)<text:line-break/>print(no_list)<text:line-break/># [1, 2, 3, 4, 5]<text:line-break/><text:line-break/># no_tuple.append(7)<text:line-break/># AttributeError: 'tuple' object has no attribute 'append'<text:line-break/><text:line-break/>no_list1 = [7, 8, 9]<text:line-break/>no_list.extend(no_list1)<text:line-break/>print(no_list)<text:line-break/># [1, 2, 3, 4, 5, 7, 8, 9]<text:line-break/><text:line-break/>""" no_tuple1 = (7, 8, 9)<text:line-break/>no_tuple.extend(no_tuple1)<text:line-break/>print(no_tuple)<text:line-break/>AttributeError: 'tuple' object has no attribute 'extend' """<text:line-break/><text:line-break/>no_list.remove(5)<text:line-break/>print(no_list)<text:line-break/><text:soft-page-break/># [1, 2, 3, 4, 7, 8, 9]<text:line-break/><text:line-break/>""" no_tuple.remove(3)<text:line-break/>print(no_tuple)<text:line-break/>AttributeError: 'tuple' object has no attribute 'remove' """<text:line-break/><text:line-break/>no_list.pop()<text:line-break/>print(no_list)<text:line-break/># [1, 2, 3, 4, 7, 8]<text:line-break/><text:line-break/>""" no_tuple.pop()<text:line-break/>print(no_tuple)<text:line-break/>AttributeError: 'tuple' object has no attribute 'pop' """</text:p>
      <text:p text:style-name="Standard"/>
      <text:p text:style-name="Standard">Lists Versus Dictionaries :</text:p>
      <text:p text:style-name="Standard">A list stores an ordered collection of items, so it keeps some order. Dictionaries don’t have any order. </text:p>
      <text:p text:style-name="Standard">Dictionaries are known to associate each key with a value, while lists just contain values. </text:p>
      <text:p text:style-name="Standard">Use a dictionary when you have an unordered set of unique keys that map to values.</text:p>
      <text:p text:style-name="Standard">Note that, because you have keys and values that link to each other, the performance will be better than lists in cases where you’re checking membership of an element.</text:p>
      <text:p text:style-name="P1">Ex:</text:p>
      <text:p text:style-name="Standard"># Lists Versus Dictionaries<text:line-break/><text:line-break/>no_dict = {'no': 1, 'name': 'safwan'}<text:line-break/>print(type(no_dict))<text:line-break/># &lt;class 'dict'&gt;<text:line-break/>print(no_dict['name'])<text:line-break/># safwan</text:p>
      <text:p text:style-name="Standard"/>
      <text:p text:style-name="Standard">Lists Versus Sets :</text:p>
      <text:p text:style-name="Standard">Just like dictionaries, sets have no order in their collection of items. Not like lists. </text:p>
      <text:p text:style-name="Standard">Set requires the items contained in it to be hashable, lists store non-hashable items. </text:p>
      <text:p text:style-name="Standard">Sets require your items to be unique and immutable. Duplicates are not allowed in sets, while lists allow for duplicates and are mutable. </text:p>
      <text:p text:style-name="Standard">You should make use of sets when you have an unordered set of unique, immutable values that are hashable.</text:p>
      <text:p text:style-name="Standard"><text:soft-page-break/><text:line-break/></text:p>
      <table:table table:name="Table1" table:style-name="Table1">
        <table:table-column table:style-name="Table1.A" table:number-columns-repeated="2"/>
        <table:table-row table:style-name="Table1.1">
          <table:table-cell table:style-name="Table1.A1" office:value-type="string">
            <text:p text:style-name="P6">Hashable</text:p>
          </table:table-cell>
          <table:table-cell table:style-name="Table1.A1" office:value-type="string">
            <text:p text:style-name="P6">Non-Hashable</text:p>
          </table:table-cell>
        </table:table-row>
        <table:table-row table:style-name="Table1.1">
          <table:table-cell table:style-name="Table1.A1" office:value-type="string">
            <text:p text:style-name="P6">Floats</text:p>
          </table:table-cell>
          <table:table-cell table:style-name="Table1.A1" office:value-type="string">
            <text:p text:style-name="P6">Dictionaries</text:p>
          </table:table-cell>
        </table:table-row>
        <table:table-row table:style-name="Table1.1">
          <table:table-cell table:style-name="Table1.A1" office:value-type="string">
            <text:p text:style-name="P6">Integers</text:p>
          </table:table-cell>
          <table:table-cell table:style-name="Table1.A1" office:value-type="string">
            <text:p text:style-name="P6">Sets</text:p>
          </table:table-cell>
        </table:table-row>
        <table:table-row table:style-name="Table1.1">
          <table:table-cell table:style-name="Table1.A1" office:value-type="string">
            <text:p text:style-name="P6">Tuples</text:p>
          </table:table-cell>
          <table:table-cell table:style-name="Table1.A1" office:value-type="string">
            <text:p text:style-name="P6">Lists</text:p>
          </table:table-cell>
        </table:table-row>
        <table:table-row table:style-name="Table1.1">
          <table:table-cell table:style-name="Table1.A1" office:value-type="string">
            <text:p text:style-name="P6">Strings</text:p>
          </table:table-cell>
          <table:table-cell table:style-name="Table1.A1" office:value-type="string">
            <text:p text:style-name="P6"><text:line-break/></text:p>
          </table:table-cell>
        </table:table-row>
        <table:table-row table:style-name="Table1.1">
          <table:table-cell table:style-name="Table1.A1" office:value-type="string">
            <text:p text:style-name="P6">frozenset()</text:p>
          </table:table-cell>
          <table:table-cell table:style-name="Table1.A1" office:value-type="string">
            <text:p text:style-name="P6"><text:line-break/></text:p>
          </table:table-cell>
        </table:table-row>
      </table:table>
      <text:p text:style-name="Standard"><text:line-break/></text:p>
      <text:p text:style-name="Standard">Note that, as you’re working with hashable items, checking membership (testing whether a certain element is part of your sequence) will go faster with sets than with lists.</text:p>
      <text:p text:style-name="P1">Eg:</text:p>
      <text:p text:style-name="Standard"># Lists Versus Sets<text:line-break/><text:line-break/>no_set = {1, 2, 3, 4}<text:line-break/>print(type(no_set))<text:line-break/># &lt;class 'set'&gt;<text:line-break/><text:line-break/>no_list1 = [{'no': 1, 'name': 'safwan'}, 1]<text:line-break/>print(no_list1)<text:line-break/>[{'no': 1, 'name': 'safwan'}, 1]<text:line-break/><text:line-break/>"""<text:line-break/>no_set1 = {{'no': 1, 'name': 'safwan'}, 1}<text:line-break/>print(no_set1)<text:line-break/>TypeError: unhashable type: 'dict'<text:line-break/>"""<text:line-break/><text:line-break/>no_list1 = [1, 1]<text:line-break/>print(no_list1)<text:line-break/>[1, 1]<text:line-break/><text:line-break/>no_dict1 = {1, 1}<text:line-break/>print(no_dict1)<text:line-break/># {1} Duplicates are not allowed in sets</text:p>
      <text:p text:style-name="Standard"><text:line-break/><text:bookmark text:name="question2"/><text:span text:style-name="T2">2. How To Select An Element From A List</text:span></text:p>
      <text:p text:style-name="P2">The way you access lists, and, by extension, all other sequence types, is by using the index operator [ ]. Inside, you put an integer value.</text:p>
      <text:p text:style-name="P1">Eg:</text:p>
      <text:p text:style-name="P2">list = ['amal', 'sha', 'shaf']<text:line-break/>list1 = list[0]<text:line-break/><text:soft-page-break/>print(list1)<text:line-break/># amal<text:line-break/></text:p>
      <text:p text:style-name="P2">You will notice that the first element of the list1 variable is returned. It might be a bit confusing or surprising at first, but indices start from 0 and not 1.</text:p>
      <text:p text:style-name="Standard">Get The Last Element Of A List In Your List :</text:p>
      <text:p text:style-name="Standard">Try putting a negative value, such as -1 or -2 to the index operator to retrieve the last element of our list1 list!</text:p>
      <text:p text:style-name="P1">Eg:</text:p>
      <text:p text:style-name="Standard">list = ['amal', 'sha', 'shaf']<text:line-break/>list1 = list[-1]<text:line-break/>list2 = list[-2]<text:line-break/>print(list1)<text:line-break/>print(list2)<text:line-break/># shaf<text:line-break/># sha</text:p>
      <text:p text:style-name="Standard">The Slice Notation In Lists :</text:p>
      <text:p text:style-name="Standard">In general, you use the slice notation when you want to select more than one list element at a time. Much like when you choose just one element from a list, you use the double brackets. What’s so special now is that instead of just an integer, you also put a : in between the double brackets, just like this:</text:p>
      <text:p text:style-name="P1">Eg:</text:p>
      <text:p text:style-name="Standard">list = 'amal'<text:line-break/>list1 = list[2:]<text:line-break/>print(list1)<text:line-break/># al</text:p>
      <text:p text:style-name="Standard">You see that now we get the list1 list, but only from the panda entry at index 2 onwards. In other words, we start from index 2 and go to the end of the list, since no other integer is specified.</text:p>
      <text:p text:style-name="P1"/>
      <text:p text:style-name="Standard"># items start through the end (but the end is not included!)</text:p>
      <text:p text:style-name="Standard">a[start:end]</text:p>
      <text:p text:style-name="P1">Eg:</text:p>
      <text:p text:style-name="Standard">list = 'amalgosh'<text:line-break/>list1 = list[0:8]<text:line-break/>print(list1)<text:line-break/># amalgosh</text:p>
      <text:p text:style-name="Standard"><text:line-break/><text:line-break/></text:p>
      <text:p text:style-name="Standard"><text:soft-page-break/># items start through the rest of the array</text:p>
      <text:p text:style-name="Standard">a[start:] </text:p>
      <text:p text:style-name="P1">Eg:</text:p>
      <text:p text:style-name="Standard">list = 'amalgosh'</text:p>
      <text:p text:style-name="Standard">list1 = list[4:]</text:p>
      <text:p text:style-name="Standard">print(list1)</text:p>
      <text:p text:style-name="Standard"># gosh</text:p>
      <text:p text:style-name="Standard"><text:line-break/># items from the beginning through the end (but the end is not included!)</text:p>
      <text:p text:style-name="Standard">a[:end]</text:p>
      <text:p text:style-name="P1">Eg:</text:p>
      <text:p text:style-name="Standard">list = 'amalgosh'<text:line-break/>list1 = list[:8]<text:line-break/>print(list1)<text:line-break/># amagosh</text:p>
      <text:p text:style-name="Standard">Tip: by just passing a colon :, you will just copy the list!</text:p>
      <text:p text:style-name="P1">Eg:</text:p>
      <text:p text:style-name="Standard">list = 'amalgosh'<text:line-break/>list1 = list[:]<text:line-break/>print(list1)<text:line-break/># amalgosh<text:line-break/><text:line-break/>In addition to the simple slice notation, there is also the step value, which can be generalized like this:</text:p>
      <text:p text:style-name="Standard"># start through not past end, by step</text:p>
      <text:p text:style-name="Standard">a[start:end:step]</text:p>
      <text:p text:style-name="Standard">Well, it allows you to literally step through your list and select only those elements that your step value includes</text:p>
      <text:p text:style-name="P1">Eg:</text:p>
      <text:p text:style-name="Standard">list = 'amalgosh'<text:line-break/>list1 = list[0:8:2]<text:line-break/>print(list1)<text:line-break/># aags</text:p>
      <text:p text:style-name="Standard"><text:line-break/></text:p>
      <text:p text:style-name="Standard">Note that if you don’t specify any step value, it is just set to 1. No elements will then be skipped when stepping through the list.</text:p>
      <text:p text:style-name="Standard"><text:soft-page-break/>Remember that your result does not include the end value index that you specify in the slice notation!</text:p>
      <text:p text:style-name="Standard"/>
      <text:p text:style-name="Standard">How To Randomly Select An Element In A List :</text:p>
      <text:p text:style-name="Standard">You can select a random element from your list with the random package:</text:p>
      <text:p text:style-name="P1">Eg:</text:p>
      <text:p text:style-name="Standard">from random import choice<text:line-break/>list = ['amal', 'sha', 'shaf']<text:line-break/>print(choice(list))<text:line-break/># amal</text:p>
      <text:p text:style-name="Standard">if you also want to select a random list element through the indices of your list, you can work with the randrange method from the random library:</text:p>
      <text:p text:style-name="Standard">Tip: you should consider checking out the <text:a xlink:type="simple" xlink:href="https://docs.python.org/3/library/random.html" text:style-name="Internet_20_link" text:visited-style-name="Visited_20_Internet_20_Link">random</text:a> library, as it will come in handy when you’re programming in Python!</text:p>
      <text:p text:style-name="Standard"/>
      <text:p text:style-name="P3">3. How To Transform Lists Into Other Data Structures</text:p>
      <text:p text:style-name="Standard">How To Convert A List To A String :</text:p>
      <text:p text:style-name="Standard">You convert a list to a string by using ''.join(). This operation allows you to glue together all strings in your list together and return them as a string.</text:p>
      <text:p text:style-name="P1">Eg:</text:p>
      <text:p text:style-name="Standard"># How To Convert A List To A String<text:line-break/># List of Strings to a String<text:line-break/>list_string = ['amal', 'sha', 'shaf']<text:line-break/>str_strng = ''.join(list_string)<text:line-break/>print(str_strng)<text:line-break/># List of integers to a String<text:line-break/>list_int = [1, 2, 3]<text:line-break/>str_int = ''.join(str(i) for i in list_int)<text:line-break/>print(str_int)</text:p>
      <text:p text:style-name="Standard">Note that if your list only contains integers, you should convert the elements to strings before performing the join on them.</text:p>
      <text:p text:style-name="Standard">The conversion from an integer to a string is done by looping over the original list_int</text:p>
      <text:p text:style-name="Standard"/>
      <text:p text:style-name="Standard">How To Convert A List To A Tuple :</text:p>
      <text:p text:style-name="Standard">You can change a list to a tuple in Python by using the tuple() function. Pass your list to this function, and you will get a tuple back!</text:p>
      <text:p text:style-name="Standard">Remember: tuples are immutable. You can’t change them afterward!</text:p>
      <text:p text:style-name="P1"><text:soft-page-break/>Eg:</text:p>
      <text:p text:style-name="Standard"># How To Convert A List To A Tuple<text:line-break/>list_string = ['lama', 'sha', 'zab']<text:line-break/>tuple_string = tuple(list_string)<text:line-break/>print(type(tuple_string))<text:line-break/>print(tuple_string)<text:line-break/># &lt;class 'tuple'&gt;<text:line-break/># ('lama', 'sha', 'zab')</text:p>
      <text:p text:style-name="Standard">How To Convert Your List To A Set In Python :</text:p>
      <text:p text:style-name="Standard">As you will remember, a set is an unordered collection of unique items. That means not only means that any duplicates that you might have had in your original list will be lost once you convert it to a set, but also the order of the list elements.</text:p>
      <text:p text:style-name="Standard">You can change a list into a set with the set() function. Just pass your list to it!</text:p>
      <text:p text:style-name="P4">Eg:</text:p>
      <text:p text:style-name="Standard"># How To Convert Your List To A Set In Python<text:line-break/>list_string = ['lama', 'sha', 'zab']<text:line-break/>list_set = set(list_string)<text:line-break/>print(type(list_set))<text:line-break/>print(list_set)</text:p>
      <text:p text:style-name="Standard"/>
      <text:p text:style-name="Standard">How To Convert Lists To A Dictionaries :</text:p>
      <text:p text:style-name="Standard">A dictionary works with keys and values, so the conversion from a list to a dictionary might be less straightforward.</text:p>
      <text:p text:style-name="Standard">You will need to make sure that ‘name’ and ‘amal’ and ‘age’ and ‘20’ are interpreted as key-value pairs. The way to do this is to select them with the slice notation and pass them to zip().</text:p>
      <text:p text:style-name="Standard">zip() actually works like expected: it zips elements together. In this case, when you zip the helloWorld elements helloWorld[0::2] and helloWorld[1::2],</text:p>
      <text:p text:style-name="Standard">Note that you need to use list() to print out the result of the zip() function.</text:p>
      <text:p text:style-name="Standard">You will pass this to the dict() function, which will interpret name as a key and amal as a value. Similarly, age will be interpreted as a key and 20 as a value.</text:p>
      <text:p text:style-name="P4">Eg:</text:p>
      <text:p text:style-name="P5"># How To Convert Lists To A Dictionaries<text:line-break/>list_user = ['name', 'amal', 'age', 20]<text:line-break/>list_dict = dict(zip(list_user[0::2], list_user[1::2]))<text:line-break/>print(type(list_dict))<text:line-break/>print(list_dict)<text:line-break/># &lt;class 'dict'&gt;<text:line-break/># {'name': 'amal', 'age': 20}</text:p>
      <text:p text:style-name="P5"><text:soft-page-break/>Note that the second element that is passed to the zip() function makes use of the step value to make sure that only the safwan and 20 elements are selected. Likewise, the first element uses the step value to select name and age.</text:p>
      <text:p text:style-name="Standard">If your list is large</text:p>
      <text:p text:style-name="P4">Eg:</text:p>
      <text:p text:style-name="P5"># large list<text:line-break/>list_user = ['name', 'amal', 'age', 20, 'place']<text:line-break/># Create a list iterator object<text:line-break/>i = iter(list_user)<text:line-break/># Zip and create a dictionary<text:line-break/>print(dict(zip(i, i)))<text:line-break/># {'name': 'amal', 'age': 20}</text:p>
      <text:p text:style-name="P5"/>
      <text:p text:style-name="P5">Note that an iterable object can give you an iterator. The iterator, which has a .__next__ method, holds information on where exactly you are in your iteration: it knows what the next element in the iteration is.</text:p>
      <text:p text:style-name="Standard"><text:span text:style-name="T2"/></text:p>
      <text:p text:style-name="Standard"><text:bookmark text:name="question4"/><text:span text:style-name="T2">4. How To Determine The Size Of Your List in Python</text:span></text:p>
      <text:p text:style-name="Standard">You can pass your list to the len() function to get the length of your list back.</text:p>
      <text:p text:style-name="Standard">Note that the len() function is not specifically to retrieve the length of your lists, but can also be used with other sequences or collections, such as dictionaries, sets, strings, etc.</text:p>
      <text:p text:style-name="P4">Eg:</text:p>
      <text:p text:style-name="P5"># How To Determine The Size Of Your List in Python<text:line-break/># list<text:line-break/>len_list = ['amal', 'sha', 'xab']<text:line-break/>print(len(len_list))<text:line-break/># 3<text:line-break/><text:line-break/># dictionaries<text:line-break/>len_dic = {'name': 'amal', 'age': 20, 'place': 'mlp'}<text:line-break/>print(len(list_dict))<text:line-break/># 2<text:line-break/><text:line-break/># set<text:line-break/>len_set = ('amal', 'sha', 'xab', 'zab')<text:line-break/>print(len(len_set))<text:line-break/># 4<text:line-break/><text:line-break/># string<text:line-break/>len_string = 'amalsha'<text:line-break/>print(len(len_string))<text:line-break/># 7</text:p>
      <text:p text:style-name="P5"><text:bookmark text:name="question5"/><text:soft-page-break/><text:span text:style-name="T2">5. What’s The Difference Between The Python </text:span><text:span text:style-name="Source_20_Text"><text:span text:style-name="T2">append()</text:span></text:span><text:span text:style-name="T2"> and </text:span><text:span text:style-name="Source_20_Text"><text:span text:style-name="T2">extend()</text:span></text:span><text:span text:style-name="T2"> Methods?</text:span></text:p>
      <text:p text:style-name="Standard">Extend() :</text:p>
      <text:p text:style-name="Standard"><text:s/>on the one hand, takes an iterable (that’s right, it takes a list, set, tuple or string!), and adds each element of the iterable to the list one at a time.</text:p>
      <text:p text:style-name="P4">Eg:</text:p>
      <text:p text:style-name="Standard"># Append 4 to list<text:line-break/>list = [1, 2, 3]<text:line-break/>list.append(4)<text:line-break/>print(list)<text:line-break/># [1, 2, 3, 4]</text:p>
      <text:p text:style-name="Standard">append() :</text:p>
      <text:p text:style-name="Standard">on the other hand, adds its argument to the end of the list as a single item, which means that when the append() function takes an iterable as its argument, it will treat it as a single object.</text:p>
      <text:p text:style-name="P4">Eg:</text:p>
      <text:p text:style-name="Standard"># Extend long_list with list<text:line-break/>list = [1, 2, 3, 4]<text:line-break/>long_list = [5, 6, 7]<text:line-break/>long_list.extend(list)<text:line-break/>print(long_list)<text:line-break/># [5, 6, 7, 1, 2, 3, 4]</text:p>
      <text:p text:style-name="Standard">You can see that extend() is a more efficient version of calling append() multiple times.</text:p>
      <text:p text:style-name="Standard"/>
      <text:h text:style-name="Heading_20_2" text:outline-level="2"><text:bookmark text:name="question6"/>6. How To Concatenate Lists in Python</text:h>
      <text:p text:style-name="Standard">To concatenate lists, you use the + operator. It will give you a new list that is the concatenation of your two lists without modifying the original ones.</text:p>
      <text:p text:style-name="Standard">Note that concatenating and appending might be confusing. append() is different from the + operator, which in its turn is very similar to the extend() method, but not exactly the same… You see that with append() and extend(), you modify your original list, while with the + operator, you can make another list variable.</text:p>
      <text:p text:style-name="P4">Eg:</text:p>
      <text:p text:style-name="Standard"># How To Concatenate Lists in Python<text:line-break/>list1 = ['amal', 'sha']<text:line-break/>list2 = ['zab', 'sha']<text:line-break/>list3 = list1 + list2<text:line-break/>print(list3)<text:line-break/># ['amal', 'sha', 'zab', 'sha']</text:p>
      <text:p text:style-name="Standard"><text:soft-page-break/><text:line-break/></text:p>
      <text:h text:style-name="Heading_20_2" text:outline-level="2"><text:bookmark text:name="question7"/>7. How To Sort a List in Python</text:h>
      <text:p text:style-name="Standard">There are two very simple ways to get the values in your lists sorted in ascending or descending order:</text:p>
      <text:p text:style-name="Standard">You use the sort() method </text:p>
      <text:p text:style-name="Standard">Or you use the sorted() function and pass a list to it </text:p>
      <text:p text:style-name="Standard">The sorted() function can be applied to any Iterable object, which means that it also accepts strings, sets, dictionaries when they are passed to it!</text:p>
      <text:p text:style-name="P4">Eg:</text:p>
      <text:p text:style-name="Standard"># How To Sort a List in Python<text:line-break/># sort method<text:line-break/>list = [1, 5, 7, 2, 9]<text:line-break/>list.sort()<text:line-break/>print(list)<text:line-break/># [1, 2, 5, 7, 9]<text:line-break/><text:line-break/># sorted function<text:line-break/>list = [1, 5, 7, 2, 9]<text:line-break/>list_sort = sorted(list)<text:line-break/>print(list_sort)<text:line-break/># [1, 2, 5, 7, 9]</text:p>
      <text:p text:style-name="Standard"/>
      <text:p text:style-name="P3"><text:bookmark text:name="question8"/>8. How To Clone Or Copy A List in Python</text:p>
      <text:p text:style-name="Standard">There are a lot of ways of cloning or copying a list:</text:p>
      <text:p text:style-name="Standard">You can slice your original list and store it into a new variable: newList = oldList[:] </text:p>
      <text:p text:style-name="P4">Eg:</text:p>
      <text:p text:style-name="Standard"># newList = oldList[:]<text:line-break/>oldlist = ['amal', 'shaf', 'xab']<text:line-break/>print(oldlist)<text:line-break/># ['amal', 'shaf', 'xab']<text:line-break/>newlist = oldlist[:]<text:line-break/>print(newlist)<text:line-break/># ['amal', 'shaf', 'xab']</text:p>
      <text:p text:style-name="Standard">You can use the built-in list() function: newList = list(oldList) </text:p>
      <text:p text:style-name="P4">Eg:</text:p>
      <text:p text:style-name="Standard"># list()<text:line-break/>oldList = [1, 2, 3]<text:line-break/>newList = list(oldList)<text:line-break/><text:soft-page-break/>print(newList)<text:line-break/># [1, 2, 3]</text:p>
      <text:p text:style-name="Standard">You can use the copy library: </text:p>
      <text:p text:style-name="Standard">With the copy() method: newList = copy.copy(oldList) </text:p>
      <text:p text:style-name="P4">Eg:</text:p>
      <text:p text:style-name="Standard"># copy library<text:line-break/>import copy<text:line-break/>oldList = ['amal', 'shaf']<text:line-break/>print(oldList)<text:line-break/># ['amal', 'shaf']<text:line-break/>newList = copy.copy(oldList)<text:line-break/>print(newList)<text:line-break/># ['amal', 'shaf']</text:p>
      <text:p text:style-name="Standard">If your list contains objects and you want to copy those as well, you can use copy.deepcopy(): copy.deepcopy(oldList) </text:p>
      <text:p text:style-name="P4">Eg:</text:p>
      <text:p text:style-name="Standard"># copy.deepcopy()<text:line-break/>oldList = ['shaf', 'zab', 'zax']<text:line-break/>print(oldList)<text:line-break/># ['shaf', 'zab', 'zax']<text:line-break/>newList = copy.deepcopy(oldList)<text:line-break/>print(newList)<text:line-break/># ['shaf', 'zab', 'zax']</text:p>
      <text:p text:style-name="Standard">Note that when you use the ‘simple’ copy methods, your original lists will be modified. However, if you use the deepcopy() method, this will be prevented. Run the code below to see what happens:</text:p>
      <text:p text:style-name="P4">Eg:</text:p>
      <text:p text:style-name="Standard"># deepcopy()<text:line-break/>objectList = ['a', 'b', ['ab', 'ba']]<text:line-break/>copiedList = objectList[:]<text:line-break/>copiedList[0] = 'c'<text:line-break/>copiedList[2][1] = 'd'<text:line-break/>print(objectList)<text:line-break/># ['a', 'b', ['ab', 'd']]</text:p>
      <text:p text:style-name="Standard"/>
      <text:p text:style-name="P3"><text:bookmark text:name="question9"/>9. How Does List Comprehension Work In Python?</text:p>
      <text:p text:style-name="Standard">List comprehension is, basically speaking, a way of elegantly constructing your lists. The best thing about this for those who love math is the fact that they look a lot like mathematical lists</text:p>
      <text:p text:style-name="P4">Eg:</text:p>
      <text:p text:style-name="Standard"><text:soft-page-break/># List Comprehension<text:line-break/>print([x**2 for x in range(10)])<text:line-break/># [0, 1, 4, 9, 16, 25, 36, 49, 64, 81]</text:p>
      <text:p text:style-name="Standard">Now, what does this mean? You take all numbers from 0 to 10, where 10 is not included, and you multiply each and every one of those numbers by 2.</text:p>
      <text:p text:style-name="Standard">Let’s say you want to make the same list as before, but you only want to multiply the numbers that can be divided by 2. Even this is easy with the help of list comprehension:</text:p>
      <text:p text:style-name="P4">Eg:</text:p>
      <text:p text:style-name="Standard"># List Comprehension using if<text:line-break/>print([x**2 for x in range(10) if x % 2 == 0])<text:line-break/># [0, 4, 16, 36, 64]</text:p>
      <text:p text:style-name="Standard">You just add a condition, indicated by if, to your original statement. If that condition proves to be TRUE, the number will be considered for multiplication by 2. In this case, our condition is that the number can be divided by 2 (without having any remainder of the division operation).</text:p>
      <text:p text:style-name="Standard">Lamda :</text:p>
      <text:p text:style-name="Standard"># lamda<text:line-break/>myList = [1, 2, 3, 4, 5, 6, 7, 8, 9, 10]<text:line-break/>print([(lambda x: x*x)(x) for x in myList])<text:line-break/># [1, 4, 9, 16, 25, 36, 49, 64, 81, 100]</text:p>
      <text:p text:style-name="Standard">In this example, you already have a list myList that you’re transforming through list comprehension: you see that again for x in myList, for every list element in myList, some operation will be done.</text:p>
      <text:p text:style-name="Standard">Next, you see that (lambda x: x*x) is included. To keep things simple for you, you should just know that lambda functions are anonymous functions that are constructed at runtime. Considering that that piece of code can just serve as an indication for you, you can just ignore it and focus on x*x.</text:p>
      <text:p text:style-name="Standard">You see that this function takes one element and multiplies it by itself. It’s an anonymous function, so you need to pass it your list element to make sure that the lambda function takes that one as input. That is why you see (lambda x: x*x)(x).</text:p>
      <text:p text:style-name="Standard">In other words,</text:p>
      <text:p text:style-name="P10">Eg:</text:p>
      <text:p text:style-name="Standard">myList = [1, 2, 3, 4, 5, 6, 7, 8, 9, 10]<text:line-break/>f = lambda x: x*x<text:line-break/>print([f(x) for x in range(10)])<text:line-break/># [1, 4, 9, 16, 25, 36, 49, 64, 81]</text:p>
      <text:p text:style-name="Standard"><text:line-break/><text:line-break/></text:p>
      <text:p text:style-name="Standard"><text:soft-page-break/>In which you first define your lambda function that says that you want to multiply an element by itself, and then in the second line pass it your list element to make sure that each list element is multiplied by itself.</text:p>
      <text:p text:style-name="Standard">Note that besides list comprehensions, also set and dictionary comprehensions exist</text:p>
      <text:p text:style-name="P11"><text:bookmark text:name="question10"/><text:span text:style-name="T1">10. How To Count Occurrences Of A List Item In Python</text:span></text:p>
      <text:p text:style-name="Standard">Counting the occurrences of one item in a list</text:p>
      <text:p text:style-name="Standard">To count the occurrences of just one list item you can use the count() method:</text:p>
      <text:p text:style-name="Standard">Counting the occurrences of all items in a list is also known as “tallying” a list, or creating a tally counter.</text:p>
      <text:p text:style-name="P10">Eg:</text:p>
      <text:p text:style-name="Standard"># Counting the occurrences of one item in a list<text:line-break/>list = ['amal', 'amal', 'zab']<text:line-break/>print(list.count('amal'))<text:line-break/># 2</text:p>
      <text:p text:style-name="Standard">Counting all items in a list with count()</text:p>
      <text:p text:style-name="Standard">To count the occurrences of items in a list, you can also use list comprehension in combination with the count() method:</text:p>
      <text:p text:style-name="P10">Eg:</text:p>
      <text:p text:style-name="Standard"># Counting all items in a list with count()<text:line-break/>list = ['amal', 'amal', 'zab']<text:line-break/>print([(x, list.count(x)) for x in set(list)])<text:line-break/># [('zab', 1), ('amal', 2)]</text:p>
      <text:p text:style-name="Standard">In this piece of code, you first see that your list is converted to a set. This will make sure that only the unique list items are kept, namely a and b. Then you say that for each set item, you want to take that item and pass it to a count() method</text:p>
      <text:p text:style-name="Standard">Remember that sets only contain unique items!</text:p>
      <text:p text:style-name="Standard">In this case, first a will be passed to list.count(x), and all occurrences of a in your original list will be counted.</text:p>
      <text:p text:style-name="Standard">Counting all list items with Counter()</text:p>
      <text:p text:style-name="Standard">Alternatively, there’s the faster Counter() method from the <text:span text:style-name="T3">collection library:</text:span></text:p>
      <text:p text:style-name="Standard"># Counting all list items with Counter()<text:line-break/>from collections import Counter<text:line-break/>list = ['amal', 'amal', 'zab']<text:line-break/>print(Counter(list))<text:line-break/># Counter({'amal': 2, 'zab': 1})</text:p>
      <text:p text:style-name="Standard">Note that Counter() is generally faster when you want to count all list items.</text:p>
      <text:h text:style-name="Heading_20_2" text:outline-level="2"><text:bookmark text:name="question11"/><text:soft-page-break/>11. How To Split A Python List Into Evenly Sized Chunks</text:h>
      <text:p text:style-name="Standard">To split your list up into parts of the same size, you can resort to the zip() function in combination with iter():</text:p>
      <text:p text:style-name="P10">Eg:</text:p>
      <text:p text:style-name="Standard"># How To Split A Python List Into Evenly Sized Chunks<text:line-break/><text:line-break/># Your list `x`<text:line-break/>x = [1, 2, 3, 4, 5, 6, 7, 8, 9]<text:line-break/># Split `x` up in chunks of 3<text:line-break/>y = zip(*[iter(x)]*3)<text:line-break/># Use `list()` to print the result of `zip()`<text:line-break/>print(list(y))<text:line-break/># [(1, 2, 3), (4, 5, 6), (7, 8, 9)]</text:p>
      <text:p text:style-name="Standard"><text:line-break/>The code above works as follows:</text:p>
      <text:p text:style-name="Standard">iter() is an iterator over a sequence. </text:p>
      <text:p text:style-name="Standard">[iter(x)] * 3 produces a list with three listiterator objects: each list iterator is an iterator of x. </text:p>
      <text:p text:style-name="Standard">the * that is passed to the zip() function before anything else unpacks the sequence into arguments so that you’re passing the same iterator three times to the zip() function, and it pulls an item from the iterator each time. </text:p>
      <text:p text:style-name="Standard">Wait. That last step is totally not clear.</text:p>
      <text:p text:style-name="Standard">Let me guide you step by step:</text:p>
      <text:p text:style-name="Standard">You will have three list iterator objects, which you can think of as: </text:p>
      <text:p text:style-name="Standard">[1,2,3,4,5,6,7,8,9], [1,2,3,4,5,6,7,8,9], [1,2,3,4,5,6,7,8,9]</text:p>
      <text:p text:style-name="Standard">The first time, zip() will take one element of the list sequentially, which leaves you with: </text:p>
      <text:p text:style-name="Standard">[1][2][3]</text:p>
      <text:p text:style-name="Standard">Note that the iterator objects will keep track for you which element is next in the iteration!</text:p>
      <text:p text:style-name="Standard">The second time, elements will be added to the three lists you just created, and you will end up with: </text:p>
      <text:p text:style-name="Standard">[1, 4], [2, 5], [3, 6]</text:p>
      <text:p text:style-name="Standard">The last time, you follow the same procedure, and you end up with: </text:p>
      <text:p text:style-name="Standard">[1, 4, 7], [2, 5, 8], [3, 6, 9]</text:p>
      <text:p text:style-name="Standard">Zipping these three lists together will leave you with: </text:p>
      <text:p text:style-name="P12">[1, 2, 3], [4, 5, 6], [7, 8, 9]</text:p>
      <text:p text:style-name="P12"><text:soft-page-break/>You can also simply use list comprehension instead of writing a function:</text:p>
      <text:p text:style-name="P10">Eg:</text:p>
      <text:p text:style-name="Standard"># Set up your list and chunk size<text:line-break/>list = range(0, 50)<text:line-break/>chunk = 5<text:line-break/># Split up your list into chunks<text:line-break/>print([list[i:i + chunk] for i in range(0, len(list), chunk)])<text:line-break/># [range(0, 5), range(5, 10), range(10, 15), range(15, 20), range(20, 25), range(25, 30), range(30, 35), range(35, 40), range(40, 45), range(45, 50)]</text:p>
      <text:p text:style-name="Standard"><text:span text:style-name="T2"/></text:p>
      <text:p text:style-name="Standard"><text:span text:style-name="T2">12.</text:span><text:bookmark text:name="question13"/><text:span text:style-name="T2">How To Create Flat Lists Out Of Lists</text:span></text:p>
      <text:p text:style-name="P12">To make a simple list out of a list of lists, you can use the sum() function. Just don’t forget to pass your list and an empty list to it:</text:p>
      <text:p text:style-name="P12"><text:span text:style-name="T3">Eg:</text:span><text:line-break/></text:p>
      <text:p text:style-name="P12"># <text:s/>How To Create Flat Lists Out Of Lists<text:line-break/><text:line-break/>list = [[1, 2], [3, 4], [5, 6]]<text:line-break/>print(sum(list, []))<text:line-break/># [1, 2, 3, 4, 5, 6]</text:p>
      <text:p text:style-name="Standard"><text:span text:style-name="T1"/></text:p>
      <text:p text:style-name="P11"><text:span text:style-name="T1">13.</text:span><text:bookmark text:name="question14"/><text:span text:style-name="T1">How To Get An Intersection Of Two Python Lists</text:span></text:p>
      <text:p text:style-name="Standard">List Intersection Using List Comprehension</text:p>
      <text:p text:style-name="Standard">If you want to obtain the intersection of two lists, you can use the filter() function.</text:p>
      <text:p text:style-name="Standard"><text:span text:style-name="T3">Eg:</text:span><text:line-break/># List Intersection Using List Comprehension<text:line-break/>lst1 = [1, 6, 7, 10, 13, 28, 32, 41, 58, 63]<text:line-break/>lst2 = [[13, 17, 18, 21, 32], [7, 11, 13, 14, 28], [1, 5, 6, 8, 15, 16]]<text:line-break/>print([list(filter(lambda x: x in lst1, sublist)) for sublist in lst2])<text:line-break/># [[13, 32], [7, 13, 28], [1, 6]]</text:p>
      <text:p text:style-name="Standard">the filter() part takes each sublist’s item and checks to see if it is in the source list list1. The list comprehension is executed for each sublist in list2.</text:p>
      <text:p text:style-name="Standard">Note that, since filter() returns an iterable instead of a list, you need to wrap all you put into your filter() with list(). </text:p>
      <text:p text:style-name="Standard">For better readability, you could also work with nested list comprehensions:</text:p>
      <text:p text:style-name="P10">Eg:</text:p>
      <text:p text:style-name="Standard"># nested list comprehensions:<text:line-break/><text:line-break/>lst1 = [1, 6, 7, 10, 13, 28, 32, 41, 58, 63]<text:line-break/><text:soft-page-break/>lst2 = [[13, 17, 18, 21, 32], [7, 11, 13, 14, 28], [1, 5, 6, 8, 15, 16]]<text:line-break/>print([[x for x in sublist if x in lst1] for sublist in lst2])<text:line-break/># [[13, 32], [7, 13, 28], [1, 6]]</text:p>
      <text:p text:style-name="Standard"/>
      <text:p text:style-name="Standard">Intersecting Lists With set()</text:p>
      <text:p text:style-name="Standard">If the order of your elements is not important and if you don’t need to worry about duplicates then you can use set intersection:</text:p>
      <text:p text:style-name="P10">Eg:</text:p>
      <text:p text:style-name="Standard"># Intersecting Lists With set()<text:line-break/># set<text:line-break/>list_set = [1, 2]<text:line-break/>list_set1 = [3, 2]<text:line-break/>print(list(set(list_set) &amp; set(list_set1)))<text:line-break/># [2]<text:line-break/><text:line-break/># Use `intersection()`<text:line-break/>list_intersection = [1, 2]<text:line-break/>list_intersection1 = [2, 3]<text:line-break/>print(list(set(list_intersection).intersection(list_intersection1)))<text:line-break/>[2]</text:p>
      <text:p text:style-name="Standard"/>
      <text:p text:style-name="Standard">In the first example, you convert both lists to sets, intersect them and then output them again as a list. The order in the outputted list will be arbitrary. You can also convert the larger of the two lists into a set, after which you can get the intersection of that set with any iterable using intersection().</text:p>
      <text:p text:style-name="Standard">Note that for these two approaches to work, your list should not contain other lists. That is why list2 looks different.</text:p>
      <text:p text:style-name="Standard"><text:span text:style-name="T2"/></text:p>
      <text:p text:style-name="Standard"><text:span text:style-name="T2">14.</text:span><text:bookmark text:name="question15"/><text:span text:style-name="T2">How To Remove Duplicates From A List in Python</text:span></text:p>
      <text:p text:style-name="Standard">To create a set from any iterable, you can simply pass it to the built-in set() function. If you later need a real list again, you can similarly pass the set to the list() function.</text:p>
      <text:p text:style-name="Standard">Remember that an iterable can be a list, dictionary, … Check whether a variable is an iterable by applying the method .__iter__ to it.</text:p>
      <text:p text:style-name="P13">Eg:</text:p>
      <text:p text:style-name="Standard"># How To Remove Duplicates From A List in Python<text:line-break/>dup = [1, 2, 3, 1, 2, 5, 6, 7, 8]<text:line-break/><text:line-break/># Print the unique `duplicates` list<text:line-break/>print(list(set(dup)))<text:line-break/># [1, 2, 3, 5, 6, 7, 8]</text:p>
      <text:p text:style-name="Standard"><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Kartika" svg:font-family="Kartika"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Kartik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false" style:font-name-asian="Calibri1" style:font-size-asian="11pt" style:language-asian="en" style:country-asian="US" style:font-name-complex="Kartik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Kartika" style:font-family-complex="Kartika"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Kartika" style:font-family-complex="Kartika" style:font-family-generic-complex="system" style:font-pitch-complex="variable" style:font-size-complex="12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uhammed arshad</meta:initial-creator>
    <meta:editing-cycles>4</meta:editing-cycles>
    <meta:creation-date>2020-07-17T05:09:00</meta:creation-date>
    <dc:date>2020-07-17T20:47:15.212761145</dc:date>
    <meta:editing-duration>PT12M43S</meta:editing-duration>
    <meta:generator>LibreOffice/6.4.4.2$Linux_X86_64 LibreOffice_project/40$Build-2</meta:generator>
    <meta:document-statistic meta:table-count="1" meta:image-count="0" meta:object-count="0" meta:page-count="17" meta:paragraph-count="248" meta:word-count="3930" meta:character-count="21908" meta:non-whitespace-character-count="1812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